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DDCBB863FB8E83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9.993cm" fo:min-width="9.743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000000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fo:min-height="0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235cm" fo:min-width="13.047cm"/>
      <style:paragraph-properties style:writing-mode="lr-tb"/>
    </style:style>
    <style:style style:name="gr7" style:family="graphic" style:parent-style-name="standard">
      <style:graphic-properties draw:stroke="solid" svg:stroke-width="0.04cm" svg:stroke-color="#000000" draw:marker-start-width="0.26cm" draw:marker-end-width="0.26cm" draw:fill="none" draw:fill-color="#ffffff" fo:min-height="0cm" fo:padding-top="0.145cm" fo:padding-bottom="0.145cm" fo:padding-left="0.27cm" fo:padding-right="0.27cm"/>
      <style:paragraph-properties style:writing-mode="lr-tb"/>
    </style:style>
    <style:style style:name="gr8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4cm" svg:stroke-color="#000000" draw:marker-start-width="0.26cm" draw:marker-end-width="0.26cm" draw:fill="none" draw:fill-color="#ffffff" fo:min-height="0.203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draw:stroke="solid" svg:stroke-width="0.04cm" svg:stroke-color="#000000" draw:marker-start-width="0.26cm" draw:marker-end-width="0.26cm" draw:fill="none" draw:fill-color="#ffffff" fo:min-height="0.28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solid" svg:stroke-width="0.04cm" svg:stroke-color="#000000" draw:marker-start-width="0.26cm" draw:marker-end-width="0.26cm" draw:fill="none" draw:fill-color="#ffffff" fo:min-height="0.317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draw:stroke="solid" svg:stroke-width="0.04cm" svg:stroke-color="#000000" draw:marker-start-width="0.26cm" draw:marker-end-width="0.26cm" draw:fill="none" draw:fill-color="#ffffff" fo:min-height="0.71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Long_20_Dash"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solid" draw:fill-color="#000000"/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6" style:family="paragraph">
      <style:paragraph-properties fo:text-align="center"/>
      <style:text-properties fo:font-size="18pt" fo:font-weight="bold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11" style:family="paragraph">
      <style:paragraph-properties fo:text-align="center"/>
      <style:text-properties fo:font-size="16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rial" fo:font-size="16pt" style:font-size-asian="18pt" style:font-size-complex="18pt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16cm" svg:height="16.016cm" svg:x="7.302cm" svg:y="3.716cm">
          <draw:image xlink:href="Pictures/100002010000040000000400DDCBB863FB8E831E.png" xlink:type="simple" xlink:show="embed" xlink:actuate="onLoad" loext:mime-type="image/png">
            <text:p/>
          </draw:image>
        </draw:frame>
        <draw:custom-shape draw:style-name="gr2" draw:text-style-name="P2" draw:layer="layout" svg:width="14.541cm" svg:height="14.541cm" svg:x="8.0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5.877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15.331cm" svg:y="3.335cm">
          <draw:text-box>
            <text:p text:style-name="P4"><text:span text:style-name="T1">N1</text:span></text:p>
          </draw:text-box>
        </draw:frame>
        <draw:custom-shape draw:style-name="gr3" draw:text-style-name="P3" draw:layer="layout" svg:width="0.279cm" svg:height="0.279cm" svg:x="20.309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20.572cm" svg:y="5.813cm">
          <draw:text-box>
            <text:p text:style-name="P4"><text:span text:style-name="T1">N8</text:span></text:p>
          </draw:text-box>
        </draw:frame>
        <draw:custom-shape draw:style-name="gr3" draw:text-style-name="P3" draw:layer="layout" svg:width="0.279cm" svg:height="0.279cm" svg:x="22.30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2.581cm" svg:y="9.754cm">
          <draw:text-box>
            <text:p text:style-name="P4"><text:span text:style-name="T1">N14</text:span></text:p>
          </draw:text-box>
        </draw:frame>
        <draw:custom-shape draw:style-name="gr3" draw:text-style-name="P3" draw:layer="layout" svg:width="0.279cm" svg:height="0.279cm" svg:x="21.585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1.815cm" svg:y="15.015cm">
          <draw:text-box>
            <text:p text:style-name="P4"><text:span text:style-name="T1">N21</text:span></text:p>
          </draw:text-box>
        </draw:frame>
        <draw:custom-shape draw:style-name="gr3" draw:text-style-name="P3" draw:layer="layout" svg:width="0.279cm" svg:height="0.279cm" svg:x="15.165cm" svg:y="18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1.111cm" svg:y="17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9.526cm" svg:y="17.775cm">
          <draw:text-box>
            <text:p text:style-name="P4"><text:span text:style-name="T1">N38</text:span></text:p>
          </draw:text-box>
        </draw:frame>
        <draw:custom-shape draw:style-name="gr3" draw:text-style-name="P3" draw:layer="layout" svg:width="0.279cm" svg:height="0.279cm" svg:x="9.113cm" svg:y="15.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7.52cm" svg:y="15.743cm">
          <draw:text-box>
            <text:p text:style-name="P4"><text:span text:style-name="T1">N42</text:span></text:p>
          </draw:text-box>
        </draw:frame>
        <draw:custom-shape draw:style-name="gr3" draw:text-style-name="P3" draw:layer="layout" svg:width="0.279cm" svg:height="0.279cm" svg:x="7.897cm" svg:y="11.5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6.214cm" svg:y="11.228cm">
          <draw:text-box>
            <text:p text:style-name="P4"><text:span text:style-name="T1">N48</text:span></text:p>
          </draw:text-box>
        </draw:frame>
        <draw:frame draw:style-name="gr5" draw:text-style-name="P5" draw:layer="layout" svg:width="1.664cm" svg:height="0.962cm" svg:x="6.576cm" svg:y="8.87cm">
          <draw:text-box>
            <text:p text:style-name="P4"><text:span text:style-name="T1">N51</text:span></text:p>
          </draw:text-box>
        </draw:frame>
        <draw:custom-shape draw:style-name="gr3" draw:text-style-name="P3" draw:layer="layout" svg:width="0.279cm" svg:height="0.279cm" svg:x="8.185cm" svg:y="9.4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279cm" svg:height="0.279cm" svg:x="10.042cm" svg:y="6.4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8.378cm" svg:y="5.764cm">
          <draw:text-box>
            <text:p text:style-name="P4"><text:span text:style-name="T1">N56</text:span></text:p>
          </draw:text-box>
        </draw:frame>
        <draw:frame draw:style-name="gr5" draw:text-style-name="P5" draw:layer="layout" svg:width="1.664cm" svg:height="0.962cm" svg:x="14.469cm" svg:y="19.293cm">
          <draw:text-box>
            <text:p text:style-name="P4"><text:span text:style-name="T1">N32</text:span></text:p>
          </draw:text-box>
        </draw:frame>
      </draw:page>
      <draw:page draw:name="page2" draw:style-name="dp1" draw:master-page-name="Default">
        <draw:custom-shape draw:style-name="gr6" draw:text-style-name="P6" draw:layer="layout" svg:width="13.547cm" svg:height="7.485cm" svg:x="8.873cm" svg:y="7.87cm">
          <text:p text:style-name="P6">CONSISTENT HASHIN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3" draw:text-style-name="P3" draw:layer="layout" svg:width="0.279cm" svg:height="0.279cm" svg:x="15.877cm" svg:y="4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1.357cm" svg:height="0.962cm" svg:x="15.331cm" svg:y="3.335cm">
            <draw:text-box>
              <text:p text:style-name="P4"><text:span text:style-name="T1">N1</text:span></text:p>
            </draw:text-box>
          </draw:frame>
          <draw:custom-shape draw:style-name="gr3" draw:text-style-name="P3" draw:layer="layout" svg:width="0.279cm" svg:height="0.279cm" svg:x="20.309cm" svg:y="6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1.357cm" svg:height="0.962cm" svg:x="20.572cm" svg:y="5.813cm">
            <draw:text-box>
              <text:p text:style-name="P4"><text:span text:style-name="T1">N8</text:span></text:p>
            </draw:text-box>
          </draw:frame>
          <draw:custom-shape draw:style-name="gr3" draw:text-style-name="P3" draw:layer="layout" svg:width="0.279cm" svg:height="0.279cm" svg:x="22.302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664cm" svg:height="0.962cm" svg:x="22.581cm" svg:y="9.754cm">
            <draw:text-box>
              <text:p text:style-name="P4"><text:span text:style-name="T1">N14</text:span></text:p>
            </draw:text-box>
          </draw:frame>
          <draw:custom-shape draw:style-name="gr3" draw:text-style-name="P3" draw:layer="layout" svg:width="0.279cm" svg:height="0.279cm" svg:x="21.585cm" svg:y="15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664cm" svg:height="0.962cm" svg:x="21.815cm" svg:y="15.015cm">
            <draw:text-box>
              <text:p text:style-name="P4"><text:span text:style-name="T1">N21</text:span></text:p>
            </draw:text-box>
          </draw:frame>
          <draw:custom-shape draw:style-name="gr3" draw:text-style-name="P3" draw:layer="layout" svg:width="0.279cm" svg:height="0.279cm" svg:x="15.165cm" svg:y="18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79cm" svg:height="0.279cm" svg:x="11.111cm" svg:y="17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664cm" svg:height="0.962cm" svg:x="9.526cm" svg:y="17.775cm">
            <draw:text-box>
              <text:p text:style-name="P4"><text:span text:style-name="T1">N38</text:span></text:p>
            </draw:text-box>
          </draw:frame>
          <draw:custom-shape draw:style-name="gr3" draw:text-style-name="P3" draw:layer="layout" svg:width="0.279cm" svg:height="0.279cm" svg:x="9.113cm" svg:y="15.6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frame draw:style-name="gr5" draw:text-style-name="P5" draw:layer="layout" svg:width="1.664cm" svg:height="0.962cm" svg:x="7.52cm" svg:y="15.743cm">
            <draw:text-box>
              <text:p text:style-name="P4"><text:span text:style-name="T1">N42</text:span></text:p>
            </draw:text-box>
          </draw:frame>
          <draw:custom-shape draw:style-name="gr3" draw:text-style-name="P3" draw:layer="layout" svg:width="0.279cm" svg:height="0.279cm" svg:x="7.897cm" svg:y="11.55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frame draw:style-name="gr5" draw:text-style-name="P5" draw:layer="layout" svg:width="1.664cm" svg:height="0.962cm" svg:x="6.214cm" svg:y="11.228cm">
            <draw:text-box>
              <text:p text:style-name="P4"><text:span text:style-name="T1">N48</text:span></text:p>
            </draw:text-box>
          </draw:frame>
          <draw:frame draw:style-name="gr5" draw:text-style-name="P5" draw:layer="layout" svg:width="1.664cm" svg:height="0.962cm" svg:x="6.576cm" svg:y="8.87cm">
            <draw:text-box>
              <text:p text:style-name="P4"><text:span text:style-name="T1">N51</text:span></text:p>
            </draw:text-box>
          </draw:frame>
          <draw:custom-shape draw:style-name="gr3" draw:text-style-name="P3" draw:layer="layout" svg:width="0.279cm" svg:height="0.279cm" svg:x="8.185cm" svg:y="9.46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79cm" svg:height="0.279cm" svg:x="10.042cm" svg:y="6.43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frame draw:style-name="gr5" draw:text-style-name="P5" draw:layer="layout" svg:width="1.664cm" svg:height="0.962cm" svg:x="8.378cm" svg:y="5.764cm">
            <draw:text-box>
              <text:p text:style-name="P4"><text:span text:style-name="T1">N56</text:span></text:p>
            </draw:text-box>
          </draw:frame>
          <draw:frame draw:style-name="gr5" draw:text-style-name="P5" draw:layer="layout" svg:width="1.664cm" svg:height="0.962cm" svg:x="14.469cm" svg:y="19.293cm">
            <draw:text-box>
              <text:p text:style-name="P4"><text:span text:style-name="T1">N32</text:span></text:p>
            </draw:text-box>
          </draw:frame>
          <draw:custom-shape draw:style-name="gr2" draw:text-style-name="P2" draw:layer="layout" svg:width="14.541cm" svg:height="14.541cm" svg:x="8.04cm" svg:y="4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custom-shape draw:style-name="gr6" draw:text-style-name="P6" draw:layer="layout" svg:width="13.547cm" svg:height="7.485cm" svg:x="8.873cm" svg:y="7.87cm">
          <text:p text:style-name="P6">CONSISTENT HASHING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" draw:text-style-name="P2" draw:layer="layout" svg:width="14.541cm" svg:height="14.541cm" svg:x="8.0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5.877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15.331cm" svg:y="3.335cm">
          <draw:text-box>
            <text:p text:style-name="P4"><text:span text:style-name="T1">N1</text:span></text:p>
          </draw:text-box>
        </draw:frame>
        <draw:custom-shape draw:style-name="gr3" draw:text-style-name="P3" draw:layer="layout" svg:width="0.279cm" svg:height="0.279cm" svg:x="20.309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20.572cm" svg:y="5.813cm">
          <draw:text-box>
            <text:p text:style-name="P4"><text:span text:style-name="T1">N8</text:span></text:p>
          </draw:text-box>
        </draw:frame>
        <draw:custom-shape draw:style-name="gr3" draw:text-style-name="P3" xml:id="id2" draw:id="id2" draw:layer="layout" svg:width="0.279cm" svg:height="0.279cm" svg:x="22.30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2.581cm" svg:y="9.754cm">
          <draw:text-box>
            <text:p text:style-name="P4"><text:span text:style-name="T1">N14</text:span></text:p>
          </draw:text-box>
        </draw:frame>
        <draw:custom-shape draw:style-name="gr3" draw:text-style-name="P3" draw:layer="layout" svg:width="0.279cm" svg:height="0.279cm" svg:x="21.585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1.815cm" svg:y="15.015cm">
          <draw:text-box>
            <text:p text:style-name="P4"><text:span text:style-name="T1">N21</text:span></text:p>
          </draw:text-box>
        </draw:frame>
        <draw:custom-shape draw:style-name="gr3" draw:text-style-name="P3" xml:id="id4" draw:id="id4" draw:layer="layout" svg:width="0.279cm" svg:height="0.279cm" svg:x="15.165cm" svg:y="18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1.111cm" svg:y="17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9.526cm" svg:y="17.775cm">
          <draw:text-box>
            <text:p text:style-name="P4"><text:span text:style-name="T1">N38</text:span></text:p>
          </draw:text-box>
        </draw:frame>
        <draw:custom-shape draw:style-name="gr3" draw:text-style-name="P3" xml:id="id9" draw:id="id9" draw:layer="layout" svg:width="0.279cm" svg:height="0.279cm" svg:x="9.113cm" svg:y="15.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7.52cm" svg:y="15.743cm">
          <draw:text-box>
            <text:p text:style-name="P4"><text:span text:style-name="T1">N42</text:span></text:p>
          </draw:text-box>
        </draw:frame>
        <draw:custom-shape draw:style-name="gr3" draw:text-style-name="P3" draw:layer="layout" svg:width="0.279cm" svg:height="0.279cm" svg:x="7.897cm" svg:y="11.5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6.214cm" svg:y="11.228cm">
          <draw:text-box>
            <text:p text:style-name="P4"><text:span text:style-name="T1">N48</text:span></text:p>
          </draw:text-box>
        </draw:frame>
        <draw:frame draw:style-name="gr5" draw:text-style-name="P5" draw:layer="layout" svg:width="1.664cm" svg:height="0.962cm" svg:x="6.576cm" svg:y="8.87cm">
          <draw:text-box>
            <text:p text:style-name="P4"><text:span text:style-name="T1">N51</text:span></text:p>
          </draw:text-box>
        </draw:frame>
        <draw:custom-shape draw:style-name="gr3" draw:text-style-name="P3" draw:layer="layout" svg:width="0.279cm" svg:height="0.279cm" svg:x="8.185cm" svg:y="9.4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7" draw:id="id7" draw:layer="layout" svg:width="0.279cm" svg:height="0.279cm" svg:x="10.042cm" svg:y="6.4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8.378cm" svg:y="5.764cm">
          <draw:text-box>
            <text:p text:style-name="P4"><text:span text:style-name="T1">N56</text:span></text:p>
          </draw:text-box>
        </draw:frame>
        <draw:frame draw:style-name="gr7" draw:text-style-name="P5" xml:id="id1" draw:id="id1" draw:layer="layout" svg:width="1.671cm" svg:height="1.002cm" svg:x="19.409cm" svg:y="7.869cm">
          <draw:text-box>
            <text:p text:style-name="P4"><text:span text:style-name="T1">K10</text:span></text:p>
          </draw:text-box>
        </draw:frame>
        <draw:connector draw:style-name="gr8" draw:text-style-name="P7" draw:layer="layout" draw:type="curve" svg:x1="20.244cm" svg:y1="8.871cm" svg:x2="22.302cm" svg:y2="10.297cm" draw:start-shape="id1" draw:start-glue-point="2" draw:end-shape="id2" draw:end-glue-point="6" svg:d="M20244 8871c0 951 686 1426 2058 1426" svg:viewBox="0 0 2059 1427">
          <text:p/>
        </draw:connector>
        <draw:frame draw:style-name="gr9" draw:text-style-name="P5" xml:id="id3" draw:id="id3" draw:layer="layout" svg:width="1.671cm" svg:height="1.002cm" svg:x="18.771cm" svg:y="15.353cm">
          <draw:text-box>
            <text:p text:style-name="P4"><text:span text:style-name="T1">K24</text:span></text:p>
          </draw:text-box>
        </draw:frame>
        <draw:frame draw:style-name="gr10" draw:text-style-name="P5" xml:id="id5" draw:id="id5" draw:layer="layout" svg:width="1.669cm" svg:height="1.002cm" svg:x="16.254cm" svg:y="17.131cm">
          <draw:text-box>
            <text:p text:style-name="P4"><text:span text:style-name="T1">K29</text:span></text:p>
          </draw:text-box>
        </draw:frame>
        <draw:connector draw:style-name="gr8" draw:text-style-name="P7" draw:layer="layout" draw:type="curve" svg:x1="18.771cm" svg:y1="15.854cm" svg:x2="15.305cm" svg:y2="18.851cm" draw:start-shape="id3" draw:start-glue-point="3" draw:end-shape="id4" draw:end-glue-point="4" svg:d="M18771 15854c-2311 0-3466 999-3466 2997" svg:viewBox="0 0 3467 2998">
          <text:p/>
        </draw:connector>
        <draw:connector draw:style-name="gr8" draw:text-style-name="P7" draw:layer="layout" draw:type="curve" svg:x1="16.254cm" svg:y1="17.632cm" svg:x2="15.305cm" svg:y2="18.851cm" draw:start-shape="id5" draw:start-glue-point="3" draw:end-shape="id4" draw:end-glue-point="4" svg:d="M16254 17632c-633 0-949 406-949 1219" svg:viewBox="0 0 950 1220">
          <text:p/>
        </draw:connector>
        <draw:frame draw:style-name="gr11" draw:text-style-name="P5" xml:id="id8" draw:id="id8" draw:layer="layout" svg:width="1.687cm" svg:height="1.002cm" svg:x="10.098cm" svg:y="14.548cm">
          <draw:text-box>
            <text:p text:style-name="P4"><text:span text:style-name="T1">K42</text:span></text:p>
          </draw:text-box>
        </draw:frame>
        <draw:frame draw:style-name="gr12" draw:text-style-name="P5" xml:id="id6" draw:id="id6" draw:layer="layout" svg:width="1.679cm" svg:height="1.002cm" svg:x="9.266cm" svg:y="8.42cm">
          <draw:text-box>
            <text:p text:style-name="P4"><text:span text:style-name="T1">K53</text:span></text:p>
          </draw:text-box>
        </draw:frame>
        <draw:connector draw:style-name="gr8" draw:text-style-name="P7" draw:layer="layout" draw:type="curve" svg:x1="10.945cm" svg:y1="8.921cm" svg:x2="10.321cm" svg:y2="6.572cm" draw:start-shape="id6" draw:start-glue-point="1" draw:end-shape="id7" svg:d="M10945 8921c780 0 1092-2349-624-2349" svg:viewBox="0 0 1253 2350">
          <text:p/>
        </draw:connector>
        <draw:connector draw:style-name="gr8" draw:text-style-name="P7" draw:layer="layout" draw:type="curve" svg:x1="10.098cm" svg:y1="15.049cm" svg:x2="9.351cm" svg:y2="15.661cm" draw:start-shape="id8" draw:start-glue-point="3" draw:end-shape="id9" draw:end-glue-point="11" svg:d="M10098 15049c-498 0-747 204-747 612" svg:viewBox="0 0 748 613">
          <text:p/>
        </draw:connector>
        <draw:frame draw:style-name="gr5" draw:text-style-name="P5" draw:layer="layout" svg:width="1.664cm" svg:height="0.962cm" svg:x="14.469cm" svg:y="19.293cm">
          <draw:text-box>
            <text:p text:style-name="P1"><text:span text:style-name="T1">N32</text:span></text:p>
          </draw:text-box>
        </draw:frame>
      </draw:page>
      <draw:page draw:name="page6" draw:style-name="dp1" draw:master-page-name="Default">
        <draw:custom-shape draw:style-name="gr6" draw:text-style-name="P6" draw:layer="layout" svg:width="13.547cm" svg:height="7.485cm" svg:x="8.873cm" svg:y="7.87cm">
          <text:p text:style-name="P6">FINGER TABLE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3" draw:text-style-name="P3" draw:layer="layout" svg:width="0.279cm" svg:height="0.279cm" svg:x="20.309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5.877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15.331cm" svg:y="3.335cm">
          <draw:text-box>
            <text:p text:style-name="P1"><text:span text:style-name="T1">N1</text:span></text:p>
          </draw:text-box>
        </draw:frame>
        <draw:frame draw:style-name="gr4" draw:text-style-name="P5" draw:layer="layout" svg:width="1.357cm" svg:height="0.962cm" svg:x="20.019cm" svg:y="5.429cm">
          <draw:text-box>
            <text:p text:style-name="P1"><text:span text:style-name="T1">N8</text:span></text:p>
          </draw:text-box>
        </draw:frame>
        <draw:custom-shape draw:style-name="gr3" draw:text-style-name="P3" xml:id="id20" draw:id="id20" draw:layer="layout" svg:width="0.279cm" svg:height="0.279cm" svg:x="22.302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2.698cm" svg:y="10.297cm">
          <draw:text-box>
            <text:p text:style-name="P1"><text:span text:style-name="T1">N14</text:span></text:p>
          </draw:text-box>
        </draw:frame>
        <draw:custom-shape draw:style-name="gr3" draw:text-style-name="P3" xml:id="id19" draw:id="id19" draw:layer="layout" svg:width="0.279cm" svg:height="0.279cm" svg:x="21.585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1.815cm" svg:y="15.015cm">
          <draw:text-box>
            <text:p text:style-name="P1"><text:span text:style-name="T1">N21</text:span></text:p>
          </draw:text-box>
        </draw:frame>
        <draw:custom-shape draw:style-name="gr3" draw:text-style-name="P3" xml:id="id15" draw:id="id15" draw:layer="layout" svg:width="0.279cm" svg:height="0.279cm" svg:x="15.165cm" svg:y="18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79cm" svg:height="0.279cm" svg:x="11.111cm" svg:y="17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9.526cm" svg:y="17.775cm">
          <draw:text-box>
            <text:p text:style-name="P1"><text:span text:style-name="T1">N38</text:span></text:p>
          </draw:text-box>
        </draw:frame>
        <draw:custom-shape draw:style-name="gr3" draw:text-style-name="P3" xml:id="id16" draw:id="id16" draw:layer="layout" svg:width="0.279cm" svg:height="0.279cm" svg:x="9.113cm" svg:y="15.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7.52cm" svg:y="15.743cm">
          <draw:text-box>
            <text:p text:style-name="P1"><text:span text:style-name="T1">N42</text:span></text:p>
          </draw:text-box>
        </draw:frame>
        <draw:custom-shape draw:style-name="gr3" draw:text-style-name="P3" draw:layer="layout" svg:width="0.279cm" svg:height="0.279cm" svg:x="7.897cm" svg:y="11.5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6.214cm" svg:y="11.228cm">
          <draw:text-box>
            <text:p text:style-name="P1"><text:span text:style-name="T1">N48</text:span></text:p>
          </draw:text-box>
        </draw:frame>
        <draw:frame draw:style-name="gr5" draw:text-style-name="P5" draw:layer="layout" svg:width="1.664cm" svg:height="0.962cm" svg:x="6.576cm" svg:y="8.87cm">
          <draw:text-box>
            <text:p text:style-name="P1"><text:span text:style-name="T1">N51</text:span></text:p>
          </draw:text-box>
        </draw:frame>
        <draw:custom-shape draw:style-name="gr3" draw:text-style-name="P3" draw:layer="layout" svg:width="0.279cm" svg:height="0.279cm" svg:x="8.185cm" svg:y="9.4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draw:layer="layout" svg:width="0.279cm" svg:height="0.279cm" svg:x="10.042cm" svg:y="6.4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8.378cm" svg:y="5.764cm">
          <draw:text-box>
            <text:p text:style-name="P1"><text:span text:style-name="T1">N56</text:span></text:p>
          </draw:text-box>
        </draw:frame>
        <draw:custom-shape draw:style-name="gr13" draw:text-style-name="P8" xml:id="id11" draw:id="id11" draw:layer="layout" svg:width="0.008cm" svg:height="0.009cm" svg:x="20.919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7" draw:layer="layout" draw:type="curve" svg:x1="20.452cm" svg:y1="6.566cm" svg:x2="20.923cm" svg:y2="7.1cm" draw:start-shape="id10" draw:start-glue-point="11" draw:end-shape="id11" draw:end-glue-point="4" svg:d="M20452 6566c314 0 471 178 471 534" svg:viewBox="0 0 472 535">
          <text:p/>
        </draw:connector>
        <draw:custom-shape draw:style-name="gr13" draw:text-style-name="P8" xml:id="id12" draw:id="id12" draw:layer="layout" svg:width="0.014cm" svg:height="0.015cm" svg:x="10.149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20.431cm" svg:y1="6.575cm" svg:x2="10.156cm" svg:y2="16.847cm" draw:start-shape="id10" draw:start-glue-point="6" draw:end-shape="id12" draw:end-glue-point="4" svg:d="M20431 6575c-6850 0-10275 3424-10275 10272" svg:viewBox="0 0 10276 10273">
          <text:p/>
        </draw:connector>
        <draw:custom-shape draw:style-name="gr13" draw:text-style-name="P8" xml:id="id13" draw:id="id13" draw:layer="layout" svg:width="0.012cm" svg:height="0.013cm" svg:x="20.446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-1.824cm" svg:x1="20.431cm" svg:y1="6.575cm" svg:x2="20.447cm" svg:y2="16.854cm" draw:start-shape="id10" draw:start-glue-point="6" draw:end-shape="id13" draw:end-glue-point="5" svg:d="M20431 6575c-3487 0-3495 10279 16 10279" svg:viewBox="0 0 2633 10280">
          <text:p/>
        </draw:connector>
        <draw:custom-shape draw:style-name="gr13" draw:text-style-name="P8" xml:id="id10" draw:id="id10" draw:layer="layout" svg:width="0.024cm" svg:height="0.023cm" svg:x="20.431cm" svg:y="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-0.596cm" svg:x1="20.431cm" svg:y1="6.575cm" svg:x2="22.574cm" svg:y2="11.723cm" draw:start-shape="id10" draw:start-glue-point="6" draw:end-shape="id14" draw:end-glue-point="7" svg:d="M20431 6575c-1645 0-2717 5148 2143 5148" svg:viewBox="0 0 3529 5149">
          <text:p/>
        </draw:connector>
        <draw:connector draw:style-name="gr14" draw:text-style-name="P7" draw:layer="layout" draw:type="curve" svg:x1="20.446cm" svg:y1="16.859cm" svg:x2="15.305cm" svg:y2="18.851cm" draw:start-shape="id13" draw:start-glue-point="6" draw:end-shape="id15" draw:end-glue-point="4" svg:d="M20446 16859c-3428 0-5141 664-5141 1992" svg:viewBox="0 0 5142 1993">
          <text:p/>
        </draw:connector>
        <draw:connector draw:style-name="gr14" draw:text-style-name="P7" draw:layer="layout" draw:type="curve" svg:x1="10.161cm" svg:y1="16.849cm" svg:x2="9.351cm" svg:y2="15.661cm" draw:start-shape="id12" draw:start-glue-point="11" draw:end-shape="id16" draw:end-glue-point="11" svg:d="M10161 16849c0-792-270-1188-810-1188" svg:viewBox="0 0 811 1189">
          <text:p/>
        </draw:connector>
        <draw:connector draw:style-name="gr8" draw:text-style-name="P7" draw:layer="layout" draw:type="curve" svg:x1="20.443cm" svg:y1="6.586cm" svg:x2="21.338cm" svg:y2="7.681cm" draw:start-shape="id10" draw:start-glue-point="8" draw:end-shape="id17" draw:end-glue-point="7" svg:d="M20443 6586c0 730 298 1095 895 1095" svg:viewBox="0 0 896 1096">
          <text:p/>
        </draw:connector>
        <draw:custom-shape draw:style-name="gr13" draw:text-style-name="P8" xml:id="id17" draw:id="id17" draw:layer="layout" svg:width="0.024cm" svg:height="0.023cm" svg:x="21.335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8" draw:id="id18" draw:layer="layout" svg:width="0.024cm" svg:height="0.023cm" svg:x="22.013cm" svg:y="8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008cm" svg:x1="20.431cm" svg:y1="6.575cm" svg:x2="22.016cm" svg:y2="8.935cm" draw:start-shape="id10" draw:start-glue-point="6" draw:end-shape="id18" draw:end-glue-point="7" svg:d="M20431 6575c-739 0-1532 2360 1585 2360" svg:viewBox="0 0 2255 2361">
          <text:p/>
        </draw:connector>
        <draw:custom-shape draw:style-name="gr13" draw:text-style-name="P8" xml:id="id14" draw:id="id14" draw:layer="layout" svg:width="0.024cm" svg:height="0.023cm" svg:x="22.571cm" svg:y="1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curve" svg:x1="22.571cm" svg:y1="11.715cm" svg:x2="21.725cm" svg:y2="15.015cm" draw:start-shape="id14" draw:start-glue-point="6" draw:end-shape="id19" draw:end-glue-point="4" svg:d="M22571 11715c-564 0-846 1100-846 3300" svg:viewBox="0 0 847 3301">
          <text:p/>
        </draw:connector>
        <draw:connector draw:style-name="gr14" draw:text-style-name="P7" draw:layer="layout" draw:type="curve" draw:line-skew="-0.311cm" svg:x1="20.926cm" svg:y1="7.101cm" svg:x2="22.581cm" svg:y2="10.297cm" draw:start-shape="id11" draw:start-glue-point="11" draw:end-shape="id20" draw:end-glue-point="10" svg:d="M20926 7101c2796 0 1968 3196 1655 3196" svg:viewBox="0 0 2016 3197">
          <text:p/>
        </draw:connector>
        <draw:connector draw:style-name="gr14" draw:text-style-name="P7" draw:layer="layout" draw:type="curve" svg:x1="21.359cm" svg:y1="7.673cm" svg:x2="22.54cm" svg:y2="10.198cm" draw:start-shape="id17" draw:start-glue-point="10" draw:end-shape="id20" draw:end-glue-point="11" svg:d="M21359 7673c788 0 1181 841 1181 2525" svg:viewBox="0 0 1182 2526">
          <text:p/>
        </draw:connector>
        <draw:connector draw:style-name="gr14" draw:text-style-name="P7" draw:layer="layout" draw:type="curve" svg:x1="22.016cm" svg:y1="8.935cm" svg:x2="22.302cm" svg:y2="10.297cm" draw:start-shape="id18" draw:start-glue-point="7" draw:end-shape="id20" draw:end-glue-point="6" svg:d="M22016 8935c-756 0-899 1362 286 1362" svg:viewBox="0 0 873 1363">
          <text:p/>
        </draw:connector>
        <draw:frame draw:style-name="gr15" draw:text-style-name="P5" draw:layer="layout" svg:width="1.66cm" svg:height="0.878cm" svg:x="12.156cm" svg:y="7.529cm">
          <draw:text-box>
            <text:p text:style-name="P9"><text:span text:style-name="T2">+32</text:span></text:p>
          </draw:text-box>
        </draw:frame>
        <draw:frame draw:style-name="gr15" draw:text-style-name="P5" draw:layer="layout" svg:width="1.66cm" svg:height="0.878cm" svg:x="16.043cm" svg:y="12.1cm">
          <draw:text-box>
            <text:p text:style-name="P9"><text:span text:style-name="T2">+16</text:span></text:p>
          </draw:text-box>
        </draw:frame>
        <draw:frame draw:style-name="gr15" draw:text-style-name="P5" draw:layer="layout" svg:width="1.66cm" svg:height="0.878cm" svg:x="18.445cm" svg:y="10.715cm">
          <draw:text-box>
            <text:p text:style-name="P9"><text:span text:style-name="T2">+8</text:span></text:p>
          </draw:text-box>
        </draw:frame>
        <draw:frame draw:style-name="gr16" draw:text-style-name="P10" draw:layer="layout" svg:width="1.145cm" svg:height="0.878cm" svg:x="20.871cm" svg:y="6.223cm">
          <draw:text-box>
            <text:p text:style-name="P9"><text:span text:style-name="T2">+1</text:span></text:p>
          </draw:text-box>
        </draw:frame>
        <draw:frame draw:style-name="gr17" draw:text-style-name="P5" draw:layer="layout" svg:width="1.255cm" svg:height="0.962cm" svg:x="19.879cm" svg:y="8.61cm">
          <draw:text-box>
            <text:p text:style-name="P9"><text:span text:style-name="T2">+4</text:span></text:p>
          </draw:text-box>
        </draw:frame>
        <draw:frame draw:style-name="gr17" draw:text-style-name="P12" draw:layer="layout" svg:width="1.255cm" svg:height="0.962cm" svg:x="19.762cm" svg:y="7.305cm">
          <draw:text-box>
            <text:p text:style-name="P11"><text:span text:style-name="T2">+2</text:span></text:p>
          </draw:text-box>
        </draw:frame>
        <draw:frame draw:style-name="gr5" draw:text-style-name="P5" draw:layer="layout" svg:width="1.664cm" svg:height="0.962cm" svg:x="14.469cm" svg:y="19.293cm">
          <draw:text-box>
            <text:p text:style-name="P1"><text:span text:style-name="T1">N32</text:span></text:p>
          </draw:text-box>
        </draw:frame>
        <draw:custom-shape draw:style-name="gr2" draw:text-style-name="P2" draw:layer="layout" svg:width="14.541cm" svg:height="14.541cm" svg:x="8.01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6" draw:text-style-name="P8" draw:layer="layout" svg:width="13.547cm" svg:height="7.485cm" svg:x="8.873cm" svg:y="7.87cm">
          <text:p text:style-name="P8">LOOKUP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" draw:text-style-name="P2" draw:layer="layout" svg:width="14.541cm" svg:height="14.541cm" svg:x="8.01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79cm" svg:height="0.279cm" svg:x="15.851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15.305cm" svg:y="3.335cm">
          <draw:text-box>
            <text:p text:style-name="P1"><text:span text:style-name="T1">N1</text:span></text:p>
          </draw:text-box>
        </draw:frame>
        <draw:custom-shape draw:style-name="gr3" draw:text-style-name="P3" xml:id="id21" draw:id="id21" draw:layer="layout" svg:width="0.279cm" svg:height="0.279cm" svg:x="20.283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7cm" svg:height="0.962cm" svg:x="20.546cm" svg:y="5.813cm">
          <draw:text-box>
            <text:p text:style-name="P1"><text:span text:style-name="T1">N8</text:span></text:p>
          </draw:text-box>
        </draw:frame>
        <draw:custom-shape draw:style-name="gr3" draw:text-style-name="P3" draw:layer="layout" svg:width="0.279cm" svg:height="0.279cm" svg:x="22.276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2.555cm" svg:y="9.754cm">
          <draw:text-box>
            <text:p text:style-name="P1"><text:span text:style-name="T1">N14</text:span></text:p>
          </draw:text-box>
        </draw:frame>
        <draw:custom-shape draw:style-name="gr3" draw:text-style-name="P3" draw:layer="layout" svg:width="0.279cm" svg:height="0.279cm" svg:x="21.559cm" svg:y="1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21.789cm" svg:y="15.015cm">
          <draw:text-box>
            <text:p text:style-name="P1"><text:span text:style-name="T1">N21</text:span></text:p>
          </draw:text-box>
        </draw:frame>
        <draw:custom-shape draw:style-name="gr3" draw:text-style-name="P3" draw:layer="layout" svg:width="0.279cm" svg:height="0.279cm" svg:x="15.139cm" svg:y="18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14.469cm" svg:y="19.293cm">
          <draw:text-box>
            <text:p text:style-name="P1"><text:span text:style-name="T1">N32</text:span></text:p>
          </draw:text-box>
        </draw:frame>
        <draw:custom-shape draw:style-name="gr3" draw:text-style-name="P3" draw:layer="layout" svg:width="0.279cm" svg:height="0.279cm" svg:x="11.085cm" svg:y="17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64cm" svg:height="0.962cm" svg:x="9.5cm" svg:y="17.775cm">
          <draw:text-box>
            <text:p text:style-name="P1"><text:span text:style-name="T1">N38</text:span></text:p>
          </draw:text-box>
        </draw:frame>
        <draw:custom-shape draw:style-name="gr3" draw:text-style-name="P3" xml:id="id22" draw:id="id22" draw:layer="layout" svg:width="0.279cm" svg:height="0.279cm" svg:x="9.087cm" svg:y="15.6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7.494cm" svg:y="15.743cm">
          <draw:text-box>
            <text:p text:style-name="P1"><text:span text:style-name="T1">N42</text:span></text:p>
          </draw:text-box>
        </draw:frame>
        <draw:custom-shape draw:style-name="gr3" draw:text-style-name="P3" draw:layer="layout" svg:width="0.279cm" svg:height="0.279cm" svg:x="7.871cm" svg:y="11.55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6.188cm" svg:y="11.228cm">
          <draw:text-box>
            <text:p text:style-name="P1"><text:span text:style-name="T1">N48</text:span></text:p>
          </draw:text-box>
        </draw:frame>
        <draw:frame draw:style-name="gr5" draw:text-style-name="P5" draw:layer="layout" svg:width="1.664cm" svg:height="0.962cm" svg:x="6.55cm" svg:y="8.87cm">
          <draw:text-box>
            <text:p text:style-name="P1"><text:span text:style-name="T1">N51</text:span></text:p>
          </draw:text-box>
        </draw:frame>
        <draw:custom-shape draw:style-name="gr3" draw:text-style-name="P3" xml:id="id23" draw:id="id23" draw:layer="layout" svg:width="0.279cm" svg:height="0.279cm" svg:x="8.159cm" svg:y="9.4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3" xml:id="id24" draw:id="id24" draw:layer="layout" svg:width="0.279cm" svg:height="0.279cm" svg:x="10.016cm" svg:y="6.4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5" draw:text-style-name="P5" draw:layer="layout" svg:width="1.664cm" svg:height="0.962cm" svg:x="8.352cm" svg:y="5.764cm">
          <draw:text-box>
            <text:p text:style-name="P1"><text:span text:style-name="T1">N56</text:span></text:p>
          </draw:text-box>
        </draw:frame>
        <draw:connector draw:style-name="gr8" draw:text-style-name="P7" draw:layer="layout" draw:type="curve" svg:x1="20.423cm" svg:y1="6.716cm" svg:x2="9.366cm" svg:y2="15.76cm" draw:start-shape="id21" draw:start-glue-point="8" draw:end-shape="id22" draw:end-glue-point="10" svg:d="M20423 6716c0 6030-3685 9044-11057 9044" svg:viewBox="0 0 11058 9045">
          <text:p/>
        </draw:connector>
        <draw:frame draw:style-name="gr18" draw:text-style-name="P5" draw:layer="layout" svg:width="3.499cm" svg:height="0.962cm" svg:x="19.793cm" svg:y="4.581cm">
          <draw:text-box>
            <text:p text:style-name="P1"><text:span text:style-name="T1">lookup(54)</text:span></text:p>
          </draw:text-box>
        </draw:frame>
        <draw:connector draw:style-name="gr8" draw:text-style-name="P7" draw:layer="layout" draw:type="curve" svg:x1="9.366cm" svg:y1="15.76cm" svg:x2="8.438cm" svg:y2="9.604cm" draw:start-shape="id22" draw:start-glue-point="10" draw:end-shape="id23" draw:end-glue-point="10" svg:d="M9366 15760c780 0 1244-6156-928-6156" svg:viewBox="0 0 1579 6157">
          <text:p/>
        </draw:connector>
        <draw:connector draw:style-name="gr8" draw:text-style-name="P7" draw:layer="layout" draw:type="curve" svg:x1="8.438cm" svg:y1="9.604cm" svg:x2="10.156cm" svg:y2="6.712cm" draw:start-shape="id23" draw:start-glue-point="10" draw:end-shape="id24" draw:end-glue-point="8" svg:d="M8438 9604c1146 0 1718-964 1718-2892" svg:viewBox="0 0 1719 289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7T16:02:50.313000000</dc:date>
    <meta:editing-duration>P4DT13H42M43S</meta:editing-duration>
    <meta:editing-cycles>359</meta:editing-cycles>
    <meta:generator>LibreOffice/6.4.5.2$Windows_X86_64 LibreOffice_project/a726b36747cf2001e06b58ad5db1aa3a9a1872d6</meta:generator>
    <meta:document-statistic meta:object-count="150"/>
  </office:meta>
</office:document-meta>
</file>